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zxx" fo:country="none" officeooo:rsid="0012964d" officeooo:paragraph-rsid="0012964d" style:language-asian="zxx" style:country-asian="none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paragraph-properties fo:text-align="justify" style:justify-single-word="false"/>
      <style:text-properties fo:language="zxx" fo:country="none" officeooo:rsid="0016e55f" officeooo:paragraph-rsid="0016e55f" style:language-asian="zxx" style:country-asian="none" style:language-complex="zxx" style:country-complex="none"/>
    </style:style>
    <style:style style:name="P4" style:family="paragraph" style:parent-style-name="Standard">
      <style:paragraph-properties fo:text-align="justify" style:justify-single-word="false"/>
      <style:text-properties fo:language="zxx" fo:country="none" officeooo:rsid="001a05e9" officeooo:paragraph-rsid="001a05e9" style:language-asian="zxx" style:country-asian="none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fo:language="zxx" fo:country="none" officeooo:rsid="001a05e9" officeooo:paragraph-rsid="001a245d" style:language-asian="zxx" style:country-asian="none" style:language-complex="zxx" style:country-complex="none"/>
    </style:style>
    <style:style style:name="P6" style:family="paragraph" style:parent-style-name="Standard">
      <style:paragraph-properties fo:text-align="justify" style:justify-single-word="false"/>
      <style:text-properties fo:language="zxx" fo:country="none" officeooo:rsid="001a245d" officeooo:paragraph-rsid="001a245d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zxx" fo:country="none" officeooo:rsid="001a245d" officeooo:paragraph-rsid="001a245d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zxx" fo:country="none" officeooo:rsid="001a7204" officeooo:paragraph-rsid="001b20ee" style:language-asian="zxx" style:country-asian="none" style:language-complex="zxx" style:country-complex="none"/>
    </style:style>
    <style:style style:name="T1" style:family="text">
      <style:text-properties officeooo:rsid="0012964d"/>
    </style:style>
    <style:style style:name="T2" style:family="text">
      <style:text-properties officeooo:rsid="0012b129"/>
    </style:style>
    <style:style style:name="T3" style:family="text">
      <style:text-properties officeooo:rsid="00136357"/>
    </style:style>
    <style:style style:name="T4" style:family="text">
      <style:text-properties officeooo:rsid="00153ceb"/>
    </style:style>
    <style:style style:name="T5" style:family="text">
      <style:text-properties officeooo:rsid="0016cf27"/>
    </style:style>
    <style:style style:name="T6" style:family="text">
      <style:text-properties officeooo:rsid="001a05e9"/>
    </style:style>
    <style:style style:name="T7" style:family="text">
      <style:text-properties officeooo:rsid="001a245d"/>
    </style:style>
    <style:style style:name="T8" style:family="text">
      <style:text-properties officeooo:rsid="001b20ee"/>
    </style:style>
    <style:style style:name="T9" style:family="text">
      <style:text-properties officeooo:rsid="001be9ee"/>
    </style:style>
    <style:style style:name="T10" style:family="text">
      <style:text-properties officeooo:rsid="001d03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nome-Boxes sanal makinesine Win11 yüklemek için önce <text:span text:style-name="T1">sanal makineye linux yüklemek için gereken paketleri zaten yüklemiş olmak gerekiyor.</text:span></text:p>
      <text:p text:style-name="P2"/>
      <text:p text:style-name="P1">Sudo apt install gnome-boxes qemu-utils qemu-system-* </text:p>
      <text:p text:style-name="P2"/>
      <text:p text:style-name="P1">Sonra </text:p>
      <text:p text:style-name="P1"/>
      <text:p text:style-name="P2">sudo apt install ovmf* <text:span text:style-name="T1">*tpm*</text:span></text:p>
      <text:p text:style-name="P2"/>
      <text:p text:style-name="P1">paketlerini de yüklemek gerekiyor.</text:p>
      <text:p text:style-name="P2"/>
      <text:p text:style-name="P2"/>
      <text:p text:style-name="P1">Sonra Gnome-Boxes’ta Win11 iso dosyasını seçip kurarken en az 8gb ram ve 128gb alan vermek ve EFI’yi aktif etmek gerekiyor <text:span text:style-name="T3">(Gnome-Boxes'ta </text:span>EFI seçeneğinin gelmesini sağlayan paketler sudo apt install ovmf* ile yüklediğimiz paketler). Iso’yu seçtikten ve bu ayarları yaptıktan sonra press enter any key yazınca bir tuşa basmak gerekli. Sonra shift+F10 ile terminale benzer bir ekran var onu açmak gerekiyor.</text:p>
      <text:p text:style-name="P1">Açılan terminal benzeri ekranda regedit yazıp enter’a basmak gerekiyor. Bunu yapınca regedit açılacak.</text:p>
      <text:p text:style-name="P1"/>
      <text:p text:style-name="P1">Sonra HKEY_LOCAL_MACHINE → SYSTEM → Setup içine yeni bir Key eklememiz gerekiyor. Yani Setup isimli klasöre sağ tıklayıp new → Key demek gerekiyor. Bunu yapınca Setup altına key denilen bir klasör ekleniyor. Bu klasöre LabConfig ismini vermek gerekiyor. </text:p>
      <text:p text:style-name="P1">Sonra sağ taraftaki pencereye geçip sağ tıklayarak 5 tane 32 bit olanından DWORD eklemek gerekiyor ve hepsine değer olarak 1 değerini vermek gerekiyor.</text:p>
      <text:p text:style-name="P1"/>
      <text:p text:style-name="P1">Bu DWORD’ların isimlerini sırasıyla;</text:p>
      <text:p text:style-name="P1"/>
      <text:p text:style-name="P1">BypassCPUCheck</text:p>
      <text:p text:style-name="P1">Bypass RAMCheck</text:p>
      <text:p text:style-name="P1">BypassTPMCheck</text:p>
      <text:p text:style-name="P1">BypassStorageCheck</text:p>
      <text:p text:style-name="P1">BypassSecureBootCheck</text:p>
      <text:p text:style-name="P1"/>
      <text:p text:style-name="P1">yapmak gerekiyor. Yani isimleri böyle olacak ve hepsinin değeri 1 olacak. Sağ tıklayı<text:span text:style-name="T4">p</text:span> rename diyerek yeniden adlandırılabiliyor. Çift tıklayarak ise değer girilebiliyor. Sonra tek yapmak gereken regedit’i kapatıp kuruluma devam etmek. <text:span text:style-name="T2">Normalde gerçek makineye win kurarken kablo veya usb ile internet bağlamak </text:span><text:span text:style-name="T5">d</text:span><text:span text:style-name="T2">a gerekebiliyor ama sanal makine zaten interneti gerçek makineden aldığı için sanal makinede böyle bir sorun yok.</text:span></text:p>
      <text:p text:style-name="P3">Yalnız bu kurulumu yapınca da sorunlar bitmiyor. Bu sefer de ekran çözünürlüğü ayarı yanlış oluyor ve bu yüzden <text:span text:style-name="T6">ekran </text:span>tam ekran olmuyor. Ekran çözünürlüğünü ayarlayıp düzeltmek istediğinizde ise ekran çözünürlüğü ayarlama alanının deaktive olduğunu görüyorsunuz.</text:p>
      <text:p text:style-name="P6">Bu sorunu çözmek için de izlenmesi gereken adımlar var.</text:p>
      <text:p text:style-name="P6">Bu sorunu çözmek için öncelikle</text:p>
      <text:p text:style-name="P6"/>
      <text:p text:style-name="P4">https://fedorapeople.org/groups/virt/virtio-win/direct-downloads/archive-virtio/virtio-win-0.1.271-1/</text:p>
      <text:p text:style-name="P4"/>
      <text:p text:style-name="P4">adresine git<text:span text:style-name="T7">mek gerekiyor. Bu adres bu rehberin hazırlandığı tarih itibariyle latest sürümün adresi.</text:span></text:p>
      <text:p text:style-name="P4">sonra bu adresten virtio-win.iso dosyasına tıklayarak indir<text:span text:style-name="T7">mek gerekiyor</text:span></text:p>
      <text:p text:style-name="P4">inen dosyanın ismi tam aynı olmayabilir yani isimde versiyon <text:span text:style-name="T7">falan </text:span>da yazıyor olabilir.</text:p>
      <text:p text:style-name="P6"><text:soft-page-break/>Bu durum önemli değil.</text:p>
      <text:p text:style-name="P4">Sonra bu dosyayı sanal makinedeki win11'e iso olarak ekle<text:span text:style-name="T7">mek gerekiyor.</text:span></text:p>
      <text:p text:style-name="P4">Bunu yapmak için win11 sanal makinesine sağ tık </text:p>
      <text:p text:style-name="P4">Preferences -&gt; Devices &amp; Share -&gt; CDROM/DVD Drive -&gt; Select</text:p>
      <text:p text:style-name="P6">yolunu izleyerek dosyayı dosya sisteminden seçmek gerekiyor.</text:p>
      <text:p text:style-name="P6">Bunu bir sefer yapınca belki dosya eklenmeyebilir bu yüzden 2 sefer yapmak gerekebilir.</text:p>
      <text:p text:style-name="P4">virtio-win.iso dosyası win11'e iso olarak eklendikten sonra </text:p>
      <text:p text:style-name="P5">windows'ta </text:p>
      <text:p text:style-name="P5">Setting<text:span text:style-name="T7">s</text:span>(<text:span text:style-name="T7">yani </text:span>Ayarlar)-&gt;System(<text:span text:style-name="T7">yani </text:span>Sistem)-&gt;Display(<text:span text:style-name="T7">yani </text:span>Ekran) yolu izlenmeli.</text:p>
      <text:p text:style-name="P4">sonra </text:p>
      <text:p text:style-name="P4">Gelişmiş Ekran Ayarları -&gt; Ekran 1 için görüntü bağdaştırıcısı özellikleri</text:p>
      <text:p text:style-name="P4"><text:span text:style-name="T7">kısmına tıklanmalı. B</text:span>uraya tıklayınca</text:p>
      <text:p text:style-name="P4">Generic Non-PnP Monitor ve Microsoft Basic Display Adapter Özellikleri</text:p>
      <text:p text:style-name="P4">diye bir yer açılacak. Burada Bağdaştırıcı Türü yazan bir kısım var. O kısımda Özellikler'e tıklanmalı. </text:p>
      <text:p text:style-name="P4">Microsoft Temel Görüntü Bağdaştırıcısı Özellikleri açılacak.</text:p>
      <text:p text:style-name="P4">Altında Genel, Sürücü, Ayrıntılar, Olaylar, Kaynaklar olmak üzere sekmeler var.</text:p>
      <text:p text:style-name="P4">En başta Genel sekmesi seçili geliyor. Sürücü sekmesine geçilmeli.</text:p>
      <text:p text:style-name="P4">Sonra Sürücüyü Güncelleştir butonuna tıklanmalı.</text:p>
      <text:p text:style-name="P4">Açılan pencerede Bilgisayarımdaki sürücülere göz at seçeneğine tıklanmalı.</text:p>
      <text:p text:style-name="P4">D:\qxl\w7\amd64 seçilmeli ve Sonraki butonuna tıklanmalı </text:p>
      <text:p text:style-name="P4">Sonra</text:p>
      <text:p text:style-name="P4">D:\qxl\w7\amd64\qxl.inf seçilip yüklenmeli.</text:p>
      <text:p text:style-name="P4">Ama bu yeterli değil. Bu yapılsa bile hala çözünürlük ayarlar<text:span text:style-name="T7">lama menüsü</text:span> a<text:span text:style-name="T7">ktif olmaz.</text:span></text:p>
      <text:p text:style-name="P4">Çözünürlük ayarlarının açılması için sürücü yukardaki gibi güncellendikten sonra spice-guest-tools denilen şeyin de yüklenmesi gerekiyor.</text:p>
      <text:p text:style-name="P4">Bunun için sanal makinedeki windows üzerinde </text:p>
      <text:p text:style-name="P4">https://www.spice-space.org/download.html adresine gidilmesi gerekiyor.</text:p>
      <text:p text:style-name="P4">Bu sayfa biraz karışık olduğundan indirmek istediğimiz dosyayı hemen göremeyebiliriz. Bakmamız gereken başlık Windows Binaries başlığı.</text:p>
      <text:p text:style-name="P4">Bu başlığın hemen altında spice-guest-tools yazan yere tıklayarak windows için yükleme dosyasını indirip windows'a yükleyebiliriz.</text:p>
      <text:p text:style-name="P4">Tüm bu işlemlerden sonra windows'u yeniden başlatmak unutulmamalıdır.</text:p>
      <text:p text:style-name="P4">Yeniden başlatma işlemini de yaptıktan sonra artık çözünürlük ayarlanabilir hale gelecektir.</text:p>
      <text:p text:style-name="P6">Bu yolla ekran boyutu bir iki tıklamayla düzeltilebilir.</text:p>
      <text:p text:style-name="P8">Ancak yine sorunlar bitmeyebilir. Bu sefer de linux'ta terminalde sudo apt update veya sudo apt upgrade yapınca <text:span text:style-name="T10">belki </text:span>tpm kaynaklı bazı hatalar alınabilir. Bu hatalar anladığ<text:span text:style-name="T8">ı</text:span>m kadarıyla önemsiz ancak <text:span text:style-name="T9">çok </text:span>rahatsız edici olursa chatgpt'den destek al<text:span text:style-name="T10">ına</text:span>rak çözülebilir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6T20:57:12.891409454</meta:creation-date>
    <meta:generator>LibreOffice/7.4.7.2$Linux_X86_64 LibreOffice_project/40$Build-2</meta:generator>
    <dc:date>2025-07-10T20:40:35.417597974</dc:date>
    <meta:editing-duration>PT40M18S</meta:editing-duration>
    <meta:editing-cycles>12</meta:editing-cycles>
    <meta:document-statistic meta:table-count="0" meta:image-count="0" meta:object-count="0" meta:page-count="2" meta:paragraph-count="55" meta:word-count="607" meta:character-count="4733" meta:non-whitespace-character-count="4170"/>
  </office:meta>
</office:document-meta>
</file>